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492in" svg:height="5.3898in" svg:x="9.1063in" svg:y="3.7819in">
            <draw:object draw:notify-on-update-of-ranges="Sheet1.A1:Sheet1.A9 Sheet1.B1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492in" svg:height="5.3898in" svg:x="17.4756in" svg:y="4.2988in">
            <draw:object draw:notify-on-update-of-ranges="Sheet1.A1:Sheet1.A9 Sheet1.C1:Sheet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Headers</text:p>
          </table:table-cell>
          <table:table-cell office:value-type="percentage" office:value="0.041" calcext:value-type="percentage">
            <text:p>4.1%</text:p>
          </table:table-cell>
          <table:table-cell/>
        </table:table-row>
        <table:table-row table:style-name="ro1">
          <table:table-cell office:value-type="string" calcext:value-type="string">
            <text:p>Bodies</text:p>
          </table:table-cell>
          <table:table-cell office:value-type="percentage" office:value="0.082" calcext:value-type="percentage">
            <text:p>8.2%</text:p>
          </table:table-cell>
          <table:table-cell/>
        </table:table-row>
        <table:table-row table:style-name="ro1">
          <table:table-cell office:value-type="string" calcext:value-type="string">
            <text:p>Senders</text:p>
          </table:table-cell>
          <table:table-cell office:value-type="percentage" office:value="0.07" calcext:value-type="percentage">
            <text:p>7.0%</text:p>
          </table:table-cell>
          <table:table-cell table:style-name="ce1" table:formula="of:=[.B3]/[.$B$11]" office:value-type="percentage" office:value="0.0798175598631699" calcext:value-type="percentage">
            <text:p>8.0%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percentage" office:value="0.653" calcext:value-type="percentage">
            <text:p>65.3%</text:p>
          </table:table-cell>
          <table:table-cell table:style-name="ce1" table:formula="of:=[.B4]/[.$B$11]" office:value-type="percentage" office:value="0.744583808437856" calcext:value-type="percentage">
            <text:p>74.5%</text:p>
          </table:table-cell>
        </table:table-row>
        <table:table-row table:style-name="ro1">
          <table:table-cell office:value-type="string" calcext:value-type="string">
            <text:p>RootHash</text:p>
          </table:table-cell>
          <table:table-cell office:value-type="percentage" office:value="0.013" calcext:value-type="percentage">
            <text:p>1.3%</text:p>
          </table:table-cell>
          <table:table-cell table:style-name="ce1" table:formula="of:=[.B5]/[.$B$11]" office:value-type="percentage" office:value="0.0148232611174458" calcext:value-type="percentage">
            <text:p>1.5%</text:p>
          </table:table-cell>
        </table:table-row>
        <table:table-row table:style-name="ro1">
          <table:table-cell office:value-type="string" calcext:value-type="string">
            <text:p>HashedState</text:p>
          </table:table-cell>
          <table:table-cell office:value-type="percentage" office:value="0.023" calcext:value-type="percentage">
            <text:p>2.3%</text:p>
          </table:table-cell>
          <table:table-cell table:style-name="ce1" table:formula="of:=[.B6]/[.$B$11]" office:value-type="percentage" office:value="0.0262257696693272" calcext:value-type="percentage">
            <text:p>2.6%</text:p>
          </table:table-cell>
        </table:table-row>
        <table:table-row table:style-name="ro1">
          <table:table-cell office:value-type="string" calcext:value-type="string">
            <text:p>AccountLookup</text:p>
          </table:table-cell>
          <table:table-cell office:value-type="percentage" office:value="0.02" calcext:value-type="percentage">
            <text:p>2.0%</text:p>
          </table:table-cell>
          <table:table-cell table:style-name="ce1" table:formula="of:=[.B7]/[.$B$11]" office:value-type="percentage" office:value="0.0228050171037628" calcext:value-type="percentage">
            <text:p>2.3%</text:p>
          </table:table-cell>
        </table:table-row>
        <table:table-row table:style-name="ro1">
          <table:table-cell office:value-type="string" calcext:value-type="string">
            <text:p>StorageLookup</text:p>
          </table:table-cell>
          <table:table-cell office:value-type="percentage" office:value="0.04" calcext:value-type="percentage">
            <text:p>4.0%</text:p>
          </table:table-cell>
          <table:table-cell table:style-name="ce1" table:formula="of:=[.B8]/[.$B$11]" office:value-type="percentage" office:value="0.0456100342075256" calcext:value-type="percentage">
            <text:p>4.6%</text:p>
          </table:table-cell>
        </table:table-row>
        <table:table-row table:style-name="ro1">
          <table:table-cell office:value-type="string" calcext:value-type="string">
            <text:p>TxLookup</text:p>
          </table:table-cell>
          <table:table-cell office:value-type="percentage" office:value="0.058" calcext:value-type="percentage">
            <text:p>5.8%</text:p>
          </table:table-cell>
          <table:table-cell table:style-name="ce1" table:formula="of:=[.B9]/[.$B$11]" office:value-type="percentage" office:value="0.0661345496009122" calcext:value-type="percentage">
            <text:p>6.6%</text:p>
          </table:table-cell>
        </table:table-row>
        <table:table-row table:style-name="ro1">
          <table:table-cell/>
          <table:table-cell table:formula="of:=SUM([.B1:.B9])" office:value-type="percentage" office:value="1" calcext:value-type="percentage">
            <text:p>100.0%</text:p>
          </table:table-cell>
          <table:table-cell/>
        </table:table-row>
        <table:table-row table:style-name="ro1">
          <table:table-cell/>
          <table:table-cell table:formula="of:=[.B10]-[.B1]-[.B2]" office:value-type="percentage" office:value="0.877" calcext:value-type="percentage">
            <text:p>87.7%</text:p>
          </table:table-cell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2:06:39.982557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2:06:44.169962096</meta:creation-date>
    <meta:editing-duration>PT22H28M23S</meta:editing-duration>
    <meta:editing-cycles>2</meta:editing-cycles>
    <meta:generator>LibreOffice/6.4.7.2$Linux_X86_64 LibreOffice_project/40$Build-2</meta:generator>
    <dc:date>2022-03-01T20:50:14.073192505</dc:date>
    <meta:document-statistic meta:table-count="1" meta:cell-count="2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label-position="outside"/>
      <style:graphic-properties draw:stroke="none" draw:fill-color="#004586"/>
      <style:text-properties fo:font-size="16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6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92cm" svg:height="13.691cm" xlink:href=".." xlink:type="simple" chart:class="chart:circle" chart:style-name="ch1">
        <chart:legend chart:legend-position="end" svg:x="15.111cm" svg:y="3.423cm" style:legend-expansion="high" chart:style-name="ch2"/>
        <chart:plot-area chart:style-name="ch3" table:cell-range-address="Sheet1.A1:Sheet1.B9" chart:data-source-has-labels="column" svg:x="2.929cm" svg:y="0.857cm" svg:width="11.579cm" svg:height="12.075cm">
          <chartooo:coordinate-region svg:x="2.714cm" svg:y="1.599cm" svg:width="12.216cm" svg:height="10.589cm"/>
          <chart:axis chart:dimension="x" chart:name="primary-x" chart:style-name="ch4" chartooo:axis-type="auto">
            <chartooo:date-scale/>
            <chart:categories table:cell-range-address="Sheet1.A1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eaders</text:p>
                <draw:g>
                  <svg:desc>Sheet1.A1:Sheet1.A9</svg:desc>
                </draw:g>
              </table:table-cell>
              <table:table-cell office:value-type="float" office:value="0.041">
                <text:p>0.041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Bodies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Senders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Execution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RootHash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HashedState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AccountLookup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torageLookup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TxLookup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label-position="outside"/>
      <style:graphic-properties draw:stroke="none" draw:fill-color="#004586"/>
      <style:text-properties fo:font-size="16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6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92cm" svg:height="13.691cm" xlink:href=".." xlink:type="simple" chart:class="chart:circle" chart:style-name="ch1">
        <chart:legend chart:legend-position="end" svg:x="15.111cm" svg:y="3.423cm" style:legend-expansion="high" chart:style-name="ch2"/>
        <chart:plot-area chart:style-name="ch3" table:cell-range-address="Sheet1.A1:Sheet1.A9 Sheet1.C1:Sheet1.C9" chart:data-source-has-labels="column" svg:x="3.527cm" svg:y="0.929cm" svg:width="11.368cm" svg:height="11.799cm">
          <chartooo:coordinate-region svg:x="2.714cm" svg:y="1.599cm" svg:width="12.216cm" svg:height="10.589cm"/>
          <chart:axis chart:dimension="x" chart:name="primary-x" chart:style-name="ch4" chartooo:axis-type="auto">
            <chartooo:date-scale/>
            <chart:categories table:cell-range-address="Sheet1.A1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eaders</text:p>
                <draw:g>
                  <svg:desc>Sheet1.A1:Sheet1.A9</svg:desc>
                </draw:g>
              </table:table-cell>
              <table:table-cell office:value-type="float" office:value="NaN">
                <text:p>NaN</text:p>
                <draw:g>
                  <svg:desc>Sheet1.C1:Sheet1.C9</svg:desc>
                </draw:g>
              </table:table-cell>
            </table:table-row>
            <table:table-row>
              <table:table-cell office:value-type="string">
                <text:p>Bod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ders</text:p>
              </table:table-cell>
              <table:table-cell office:value-type="float" office:value="0.0798175598631699">
                <text:p>0.0798175598631699</text:p>
              </table:table-cell>
            </table:table-row>
            <table:table-row>
              <table:table-cell office:value-type="string">
                <text:p>Execution</text:p>
              </table:table-cell>
              <table:table-cell office:value-type="float" office:value="0.744583808437856">
                <text:p>0.744583808437856</text:p>
              </table:table-cell>
            </table:table-row>
            <table:table-row>
              <table:table-cell office:value-type="string">
                <text:p>RootHash</text:p>
              </table:table-cell>
              <table:table-cell office:value-type="float" office:value="0.0148232611174458">
                <text:p>0.0148232611174458</text:p>
              </table:table-cell>
            </table:table-row>
            <table:table-row>
              <table:table-cell office:value-type="string">
                <text:p>HashedState</text:p>
              </table:table-cell>
              <table:table-cell office:value-type="float" office:value="0.0262257696693272">
                <text:p>0.0262257696693272</text:p>
              </table:table-cell>
            </table:table-row>
            <table:table-row>
              <table:table-cell office:value-type="string">
                <text:p>AccountLookup</text:p>
              </table:table-cell>
              <table:table-cell office:value-type="float" office:value="0.0228050171037628">
                <text:p>0.0228050171037628</text:p>
              </table:table-cell>
            </table:table-row>
            <table:table-row>
              <table:table-cell office:value-type="string">
                <text:p>StorageLookup</text:p>
              </table:table-cell>
              <table:table-cell office:value-type="float" office:value="0.0456100342075256">
                <text:p>0.0456100342075256</text:p>
              </table:table-cell>
            </table:table-row>
            <table:table-row>
              <table:table-cell office:value-type="string">
                <text:p>TxLookup</text:p>
              </table:table-cell>
              <table:table-cell office:value-type="float" office:value="0.0661345496009122">
                <text:p>0.0661345496009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